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P6" style:family="paragraph">
      <loext:graphic-properties draw:fill-color="#c2e0a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524cm" svg:x="5.572cm" svg:y="10.27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1.131cm -4.009cm" svg:x1="10.407cm" svg:y1="2.683cm" svg:x2="10.017cm" svg:y2="2.144cm" draw:start-shape="id1" draw:start-glue-point="7" draw:end-shape="id1" draw:end-glue-point="6" svg:d="M10407 2683c0 2784-2451 2321-4240 1490s-2916-2029 3850-2029" svg:viewBox="0 0 5609 2669">
          <text:p/>
        </draw:connector>
        <draw:frame draw:style-name="gr3" draw:text-style-name="P3" draw:layer="layout" svg:width="8.892cm" svg:height="0.962cm" svg:x="1.254cm" svg:y="1.381cm">
          <draw:text-box>
            <text:p>Lift State Diagram (work on it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635cm" svg:y="3.667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2.684cm" svg:y1="2.144cm" svg:x2="17.955cm" svg:y2="9.763cm" draw:start-shape="id1" draw:start-glue-point="10" draw:end-shape="id2" draw:end-glue-point="4" svg:d="M12684 2144c3514 0 5271 2539 5271 7619" svg:viewBox="0 0 5272 7620">
          <text:p/>
        </draw:connector>
        <draw:custom-shape draw:style-name="gr5" draw:text-style-name="P5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7.955cm" svg:y1="11.414cm" svg:x2="11.351cm" svg:y2="2.906cm" draw:start-shape="id2" draw:start-glue-point="8" draw:end-shape="id1" draw:end-glue-point="8" svg:d="M17955 11414c0 751-6604 5005-6604-8508" svg:viewBox="0 0 6605 9734">
          <text:p/>
        </draw:connector>
        <draw:connector draw:style-name="gr2" draw:text-style-name="P2" draw:layer="layout" draw:type="curve" svg:x1="16.748cm" svg:y1="10.589cm" svg:x2="11.351cm" svg:y2="2.906cm" draw:start-shape="id2" draw:start-glue-point="6" draw:end-shape="id1" draw:end-glue-point="8" svg:d="M16748 10589c-3598 0-5397-2561-5397-7683" svg:viewBox="0 0 5398 7684">
          <text:p/>
        </draw:connector>
        <draw:custom-shape draw:style-name="gr5" draw:text-style-name="P5" draw:layer="layout" svg:width="4.953cm" svg:height="2.286cm" svg:x="11.668cm" svg:y="7.985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1.033cm" svg:y="13.446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2.667cm" svg:height="1.524cm" svg:x="10.017cm" svg:y="1.382cm">
          <text:p text:style-name="P1"><text:span text:style-name="T4">No L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11-23T15:57:43.245443964</dc:date>
    <meta:editing-duration>PT22H52M41S</meta:editing-duration>
    <meta:editing-cycles>10</meta:editing-cycles>
    <meta:generator>LibreOffice/5.4.6.2$MacOSX_X86_64 LibreOffice_project/4014ce260a04f1026ba855d3b8d91541c224eab8</meta:generator>
    <meta:document-statistic meta:object-count="12"/>
  </office:meta>
</office:document-meta>
</file>